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D0000002A13CBFAA5158E04C4.png" manifest:media-type="image/png"/>
  <manifest:file-entry manifest:full-path="Pictures/10000001000002A10000017FC21651E1EBC78E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583in" svg:y="-0.0083in" svg:width="2.1083in" svg:height="0.35in" draw:z-index="0"><draw:image xlink:href="Pictures/10000001000000FD0000002A13CBFAA5158E04C4.png" xlink:type="simple" xlink:show="embed" xlink:actuate="onLoad" draw:mime-type="image/png"/></draw:frame></text:p>
      <text:p text:style-name="Standard"><draw:frame draw:style-name="fr1" draw:name="Image2" text:anchor-type="char" svg:x="0.0417in" svg:y="0.1492in" svg:width="5.6083in" svg:height="3.1917in" draw:z-index="1"><draw:image xlink:href="Pictures/10000001000002A10000017FC21651E1EBC78EAF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7T12:20:34.107000000</meta:creation-date>
    <dc:date>2024-09-09T17:51:42.420000000</dc:date>
    <meta:editing-duration>P2DT5H31M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4.2$Windows_X86_64 LibreOffice_project/85569322deea74ec9134968a29af2df5663baa21</meta:generator>
  </office:meta>
</office:document-meta>
</file>